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paragraph-properties fo:text-align="center" style:justify-single-word="false"/>
      <style:text-properties style:font-name="Arial"/>
    </style:style>
    <style:style style:name="P3" style:family="paragraph" style:parent-style-name="Preformatted_20_Text">
      <style:paragraph-properties fo:text-align="justify" style:justify-single-word="false"/>
      <style:text-properties style:font-name="Arial"/>
    </style:style>
    <style:style style:name="P4" style:family="paragraph" style:parent-style-name="Preformatted_20_Text" style:list-style-name="L1">
      <style:paragraph-properties fo:text-align="justify" style:justify-single-word="false"/>
      <style:text-properties style:font-name="Arial"/>
    </style:style>
    <style:style style:name="P5" style:family="paragraph" style:parent-style-name="Preformatted_20_Text" style:list-style-name="L1">
      <style:paragraph-properties fo:text-align="justify" style:justify-single-word="false"/>
      <style:text-properties style:font-name="Arial"/>
    </style:style>
    <style:style style:name="P6" style:family="paragraph" style:parent-style-name="Preformatted_20_Text" style:list-style-name="L2">
      <style:paragraph-properties fo:text-align="justify" style:justify-single-word="false"/>
      <style:text-properties style:font-name="Arial"/>
    </style:style>
    <style:style style:name="P7" style:family="paragraph" style:parent-style-name="Preformatted_20_Text" style:list-style-name="L2">
      <style:paragraph-properties fo:text-align="justify" style:justify-single-word="false"/>
      <style:text-properties style:font-name="Arial"/>
    </style:style>
    <style:style style:name="P8" style:family="paragraph" style:parent-style-name="Preformatted_20_Text" style:list-style-name="L3">
      <style:paragraph-properties fo:text-align="justify" style:justify-single-word="false"/>
      <style:text-properties style:font-name="Arial"/>
    </style:style>
    <style:style style:name="P9" style:family="paragraph" style:parent-style-name="Preformatted_20_Text" style:list-style-name="L3">
      <style:paragraph-properties fo:text-align="justify" style:justify-single-word="false"/>
      <style:text-properties style:font-name="Arial"/>
    </style:style>
    <style:style style:name="P10" style:family="paragraph" style:parent-style-name="Preformatted_20_Text" style:list-style-name="L3">
      <style:paragraph-properties fo:text-align="justify" style:justify-single-word="false"/>
      <style:text-properties style:font-name="Arial"/>
    </style:style>
    <style:style style:name="P11" style:family="paragraph" style:parent-style-name="Preformatted_20_Text" style:list-style-name="L3">
      <style:paragraph-properties fo:text-align="justify" style:justify-single-word="false"/>
      <style:text-properties style:font-name="Ari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riusz Maciejewski</text:p>
      <text:p text:style-name="P1"/>
      <text:p text:style-name="P2">Dokumentacja programu Hawker (rozwiązanie polecenia „Programista – kulki”)</text:p>
      <text:p text:style-name="P1"/>
      <text:p text:style-name="P3">Konfiguracja programu znajduje się w pliku <text:span text:style-name="T1">/Data/config.txt</text:span>. Można w niej dostosować zarówno wygląd sceny jak i zachowanie ptaków i sokołów.</text:p>
      <text:p text:style-name="P3"/>
      <text:p text:style-name="P3">Program został zbudowany na szkielecie aplikacji 3D stworzonym na potrzeby mojej pracy magisterskiej. Szkielet ten dzieli kod programu na zestaw niezależnych scen. Scena odpowiedzialna za treść gry znajduje się w pliku <text:span text:style-name="T1">/Source Files/SceneWorld.*</text:span>. Kod tej sceny odpowiada za przetwarzanie zdarzeń wejścia (klawiatura i mysz), przygotowanie sceny do wyrenderowania świata oraz wyświetlenie nakładki HUD (celownik, energia wysłanych sokołów, FPS, ilość ptaków).</text:p>
      <text:p text:style-name="P3"/>
      <text:p text:style-name="P3">Świat może być oglądany z dwóch perspektyw:</text:p>
      <text:list text:style-name="L1">
        <text:list-item>
          <text:p text:style-name="P4">widok FPS – widok z oczu łowczego – sterowanie WSAD, QE (dół/góra), mysz, SHIFT (znacznie zwiększa prędkość poruszania).</text:p>
        </text:list-item>
        <text:list-item>
          <text:p text:style-name="P4">widok z kamery śledzącej wysłanego sokoła – [ENTER] lub [Prawy Klik] powraca do widoku FPS. Jeśli sokół zamieni się w ptaka, śledzony jest dalej ptak. Jeśli śledzony ptak zostanie zjedzony, śledzony jest sokół który go zjadł.</text:p>
        </text:list-item>
      </text:list>
      <text:p text:style-name="P3"/>
      <text:p text:style-name="P3">Świat oświetlony jest dwoma światłami:</text:p>
      <text:list text:style-name="L2">
        <text:list-item>
          <text:p text:style-name="P6">światło nieskończone (nocne lub dzienne w zależności od konfiguracji).</text:p>
        </text:list-item>
        <text:list-item>
          <text:p text:style-name="P6">światło pochodni – w trybie FPS umieszczone na pozycji łowczego, w trybie śledzącym umieszczone na pozycji śledzonego obiektu.</text:p>
        </text:list-item>
      </text:list>
      <text:p text:style-name="P3"/>
      <text:p text:style-name="P3">Logika związana z zachowaniem ptaków, sokołów, a także struktury danych opisujące stworzenia oraz miasto znajdują się w katalogu <text:span text:style-name="T1">/World</text:span>:</text:p>
      <text:list text:style-name="L3">
        <text:list-item>
          <text:p text:style-name="P8">Klasa Bird opisuje ptaka.</text:p>
        </text:list-item>
        <text:list-item>
          <text:p text:style-name="P8">Klasa Hawk opisuje sokoła (dziedziczy z klasy Bird).</text:p>
        </text:list-item>
        <text:list-item>
          <text:p text:style-name="P8">Klasa Quarter opisuje kwartał z pojedynczym budynkiem.</text:p>
        </text:list-item>
        <text:list-item>
          <text:p text:style-name="P8">Klasa Map zawiera zbiór kwartałów oraz znajdujące się w mieście stworzenia.</text:p>
        </text:list-item>
      </text:list>
      <text:p text:style-name="P3"/>
      <text:p text:style-name="P3">Za renderowanie mapy odpowiada klasa <text:span text:style-name="T1">/Graphics/OGL/MapRender.*</text:span>. Renderuje ona miasto w paczkach po X*X budynków, gdzie X jest rozmiarem dzielnicy określonym w pliku konfiguracyjnym. Miasto renderowane jest z wykorzystaniem shader'a GLSL <text:span text:style-name="T1">/Data/shaders/IP_ADS_Bump.*</text:span>. Program ten odpowiedzialny jest za oświetlenie per pixel, mapowanie wypukłości oraz zabarwianie ścian kolorem bloku (barwi wszystko poza oknem i okiennicami).</text:p>
      <text:p text:style-name="P3">Sufit oraz ptaki renderowane są z wykorzystaniem shader'a per pixel <text:span text:style-name="T1">/Data/shaders/IP_ADS_noText.*</text:span>.</text:p>
      <text:p text:style-name="P3">W przypadku braku obsługi programów GPU (lub wyłączenia ich w konfiguracji), wykorzystywane jest domyślne renderowanie OpenGL.</text:p>
      <text:p text:style-name="P3"/>
      <text:p text:style-name="P3">Program posiada również scenę konsoli (aktywacja klawiszem '~', powrót [ESC]) która wyświetla statystyki prędkości wykonania poszczególnych fragmentów kodu. Ponowne wciśnięcie klawisza '~' powoduje wyłączenie pauzy (wyświetlanie konsoli w trybie nakładki na grę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Dariusz Maciejewski</dc:creator>
    <dc:date>2008-11-21T14:28:16</dc:date>
    <meta:editing-cycles>6</meta:editing-cycles>
    <meta:editing-duration>PT2M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9" meta:word-count="350" meta:character-count="2566"/>
  </office:meta>
</office:document-meta>
</file>